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cd30e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1cd30e"/>
    </style:style>
    <style:style style:name="P3" style:family="paragraph" style:parent-style-name="Standard">
      <style:text-properties officeooo:paragraph-rsid="001cd30e"/>
    </style:style>
    <style:style style:name="P4" style:family="paragraph" style:parent-style-name="Standard">
      <style:text-properties fo:font-weight="bold" officeooo:paragraph-rsid="001cd30e" style:font-weight-asian="bold" style:font-weight-complex="bold"/>
    </style:style>
    <style:style style:name="P5" style:family="paragraph" style:parent-style-name="Standard">
      <style:text-properties fo:font-weight="normal" officeooo:paragraph-rsid="001cd30e" style:font-weight-asian="normal" style:font-weight-complex="normal"/>
    </style:style>
    <style:style style:name="P6" style:family="paragraph" style:parent-style-name="Standard">
      <style:text-properties officeooo:paragraph-rsid="001cd30e" fo:background-color="#fff2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3a8f"/>
    </style:style>
    <style:style style:name="T3" style:family="text">
      <style:text-properties officeooo:rsid="001f51a5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- ¿El método window.open() necesita argumentos para poder abrir una nueva ventana?</text:p>
      <text:p text:style-name="P1">a) Verdadero</text:p>
      <text:p text:style-name="P6">b) Falso</text:p>
      <text:p text:style-name="P1"/>
      <text:p text:style-name="P4">2.- ¿Qué propiedades se deben establecer para controlar el tamaño de una ventana?</text:p>
      <text:p text:style-name="P1">a) top y left</text:p>
      <text:p text:style-name="P1">b) frame y frameborder</text:p>
      <text:p text:style-name="P6">c) width y height</text:p>
      <text:p text:style-name="P1">d) resizable y size</text:p>
      <text:p text:style-name="P1"/>
      <text:p text:style-name="P4">3.- El número devuelto al utilizar el método getTime() del objeto Date corresponde a :</text:p>
      <text:p text:style-name="P1">a) Días</text:p>
      <text:p text:style-name="P1">b) Segundos</text:p>
      <text:p text:style-name="P6">c) Milisegundos</text:p>
      <text:p text:style-name="P1">d) Horas</text:p>
      <text:p text:style-name="P1"/>
      <text:p text:style-name="P4">4.- Se puede obtener el valor de la constante Pi mediante:</text:p>
      <text:p text:style-name="P1">a) Math.3,14</text:p>
      <text:p text:style-name="P1">b) Math.pi()</text:p>
      <text:p text:style-name="P6">c) Math.PI</text:p>
      <text:p text:style-name="P1">d) Ninguna de las anteriores</text:p>
      <text:p text:style-name="P1"/>
      <text:p text:style-name="P4">5.- Se puede crea<text:span text:style-name="T2">r</text:span> una ventana que no contenga las barras de desplazamiento si se establece:</text:p>
      <text:p text:style-name="P1">a) toolbar = '0'</text:p>
      <text:p text:style-name="P1">b) scrollbar = '1'</text:p>
      <text:p text:style-name="P6">c) scrollbar = '0'</text:p>
      <text:p text:style-name="P1">d) toolbar = '1'</text:p>
      <text:p text:style-name="P1"/>
      <text:p text:style-name="P4">6.- ¿Qué método del objeto Window sirve para solicita<text:span text:style-name="T3">r</text:span> un valor al usuario?</text:p>
      <text:p text:style-name="P1">a) alert()</text:p>
      <text:p text:style-name="P6">b) prompt()</text:p>
      <text:p text:style-name="P1">c) open()</text:p>
      <text:p text:style-name="P1">d) print()</text:p>
      <text:p text:style-name="P1"/>
      <text:p text:style-name="P4">7.- ¿Cómo se puede ocultar el borde de un marco? </text:p>
      <text:p text:style-name="P5">a) frameborder = 'hide'</text:p>
      <text:p text:style-name="P1">b) &lt;frame&gt; = '0'</text:p>
      <text:p text:style-name="P1">c) frame = '1'</text:p>
      <text:p text:style-name="P6">d) frameborder = '0'</text:p>
      <text:p text:style-name="P1"/>
      <text:p text:style-name="P4">8.- ¿Cómo se define el número de marcos presente en un conjunto de marcos?</text:p>
      <text:p text:style-name="P6">a) Con el valor de frame</text:p>
      <text:p text:style-name="P1">b) Con el valor de frameset</text:p>
      <text:p text:style-name="P1">c) Con el valor de row</text:p>
      <text:p text:style-name="P1">d) Con el valor de cols</text:p>
      <text:p text:style-name="P1"/>
      <text:p text:style-name="P4">9.- ¿Cómo se cierra una ventana primaria desde una ventana secundaria?</text:p>
      <text:p text:style-name="P1">a) Con el método window.close()</text:p>
      <text:p text:style-name="P6">b) No se puede cerrar una ventana primaria desde una secundaria</text:p>
      <text:p text:style-name="P1">c) Con opener.close()</text:p>
      <text:p text:style-name="P1">d) Con onclick = 'close()'</text:p>
      <text:p text:style-name="P1"/>
      <text:p text:style-name="P4"><text:soft-page-break/>10.- ¿La comunicación entre ventanas es un proceso</text:p>
      <text:p text:style-name="P4">completamente bidireccional?</text:p>
      <text:p text:style-name="P1">a) Verdadero</text:p>
      <text:p text:style-name="P6">b) Fals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6:36:07.751869733</meta:creation-date>
    <dc:date>2018-10-19T19:25:03.876702594</dc:date>
    <meta:editing-duration>PT1H15M8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2" meta:paragraph-count="47" meta:word-count="256" meta:character-count="1380" meta:non-whitespace-character-count="1169"/>
  </office:meta>
</office:document-meta>
</file>